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3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8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rtikel-NR.</text:p>
          </table:table-cell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Artikel-Nam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tückzah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thlon 200GE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1300X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span text:style-name="T1">Ryzen</text:span> 1600X</text:p>
          </table:table-cell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span text:style-name="T1">Ryzen</text:span> 1800X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span text:style-name="T1">Ryzen</text:span> 2200G</text:p>
          </table:table-cell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span text:style-name="T1">Ryzen</text:span> 2400G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<text:span text:style-name="T1">Ryzen</text:span> 2600G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Ryzen 2700X</text:p>
          </table:table-cell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m³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3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5</text:p>
          </table:table-cell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7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el</text:p>
          </table:table-cell>
          <table:table-cell office:value-type="string" calcext:value-type="string">
            <text:p>Core I9</text:p>
          </table:table-cell>
          <table:table-cell office:value-type="float" office:value="899" calcext:value-type="float">
            <text:p>89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.00.0000</text:date>, <text:time style:data-style-name="N2" text:time-value="12:32:38.8011776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57:40.750867452</meta:creation-date>
    <dc:date>2019-04-19T13:05:11.452511976</dc:date>
    <meta:editing-duration>PT10M44S</meta:editing-duration>
    <meta:editing-cycles>2</meta:editing-cycles>
    <meta:generator>LibreOffice/6.0.7.3$Linux_X86_64 LibreOffice_project/00m0$Build-3</meta:generator>
    <meta:document-statistic meta:table-count="1" meta:cell-count="70" meta:object-count="0"/>
  </office:meta>
</office:document-meta>
</file>